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0.74pt solid #000000" style:vertical-align="automatic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">
      <style:table-cell-properties fo:border="0.74pt solid #000000"/>
    </style:style>
    <style:style style:name="ce4" style:family="table-cell" style:parent-style-name="Default" style:data-style-name="N105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5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0"/>
    <style:style style:name="ce8" style:family="table-cell" style:parent-style-name="Default">
      <style:table-cell-properties fo:border="0.74pt solid #000000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2">
      <style:table-cell-properties fo:border="0.74pt solid #000000" style:vertical-align="automatic"/>
    </style:style>
    <style:style style:name="ce10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Productes.$A$3:.$A$12])" table:allow-empty-cell="true" table:display-list="unsorted" table:base-cell-address="Factura.A2">
          <table:help-message table:title="Selecciona" table:display="false"/>
          <table:error-message table:message-type="stop" table:display="true"/>
        </table:content-validation>
      </table:content-validations>
      <table:table table:name="Productes" table:style-name="ta1">
        <table:table-column table:style-name="co1" table:number-columns-repeated="2" table:default-cell-style-name="ce1"/>
        <table:table-column table:style-name="co1" table:number-columns-repeated="10" table:default-cell-style-name="ce5"/>
        <table:table-row table:style-name="ro1">
          <table:table-cell table:number-columns-repeated="2"/>
          <table:table-cell table:style-name="ce2" office:value-type="string" calcext:value-type="string" table:number-columns-spanned="10" table:number-rows-spanned="1">
            <text:p>Porcentajes de descuento</text:p>
          </table:table-cell>
          <table:covered-table-cell table:number-columns-repeated="9" table:style-name="ce6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recio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3" office:value-type="percentage" office:value="0.05" calcext:value-type="percentage">
            <text:p>5%</text:p>
          </table:table-cell>
          <table:table-cell table:style-name="ce3" office:value-type="percentage" office:value="0.06" calcext:value-type="percentage">
            <text:p>6%</text:p>
          </table:table-cell>
          <table:table-cell table:style-name="ce3" office:value-type="percentage" office:value="0.07" calcext:value-type="percentage">
            <text:p>7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3" office:value-type="percentage" office:value="0.15" calcext:value-type="percentage">
            <text:p>15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21" calcext:value-type="percentage">
            <text:p>21%</text:p>
          </table:table-cell>
        </table:table-row>
        <table:table-row table:style-name="ro1">
          <table:table-cell office:value-type="string" calcext:value-type="string">
            <text:p>Plátano</text:p>
          </table:table-cell>
          <table:table-cell office:value-type="float" office:value="2.4" calcext:value-type="float">
            <text:p>2,4</text:p>
          </table:table-cell>
          <table:table-cell table:style-name="ce4" table:formula="of:=([.$B$3]-[.$B$3]*[.C2])*5" office:value-type="float" office:value="11.64" calcext:value-type="float">
            <text:p>11,6</text:p>
          </table:table-cell>
          <table:table-cell table:formula="of:=([.B3]-[.B3]*[.$D$2])*5" office:value-type="float" office:value="11.4" calcext:value-type="float">
            <text:p>11,4</text:p>
          </table:table-cell>
          <table:table-cell table:formula="of:=([.B3]-[.B3]*[.$E$2])*5" office:value-type="float" office:value="11.28" calcext:value-type="float">
            <text:p>11,3</text:p>
          </table:table-cell>
          <table:table-cell table:formula="of:=([.B3]-[.B3]*[.$F$2])*5" office:value-type="float" office:value="11.16" calcext:value-type="float">
            <text:p>11,2</text:p>
          </table:table-cell>
          <table:table-cell table:formula="of:=([.B3]-[.B3]*[.$G$2])*5" office:value-type="float" office:value="10.92" calcext:value-type="float">
            <text:p>10,9</text:p>
          </table:table-cell>
          <table:table-cell table:formula="of:=([.B3]-[.B3]*[.$H$2])*5" office:value-type="float" office:value="10.8" calcext:value-type="float">
            <text:p>10,8</text:p>
          </table:table-cell>
          <table:table-cell table:formula="of:=([.B3]-[.B3]*[.$I$2])*5" office:value-type="float" office:value="10.56" calcext:value-type="float">
            <text:p>10,6</text:p>
          </table:table-cell>
          <table:table-cell table:formula="of:=([.B3]-[.B3]*[.$J$2])*5" office:value-type="float" office:value="10.2" calcext:value-type="float">
            <text:p>10,2</text:p>
          </table:table-cell>
          <table:table-cell table:formula="of:=([.B3]-[.B3]*[.$K$2])*5" office:value-type="float" office:value="9.6" calcext:value-type="float">
            <text:p>9,6</text:p>
          </table:table-cell>
          <table:table-cell table:formula="of:=([.B3]-[.B3]*[.$L$2])*5" office:value-type="float" office:value="9.48" calcext:value-type="float">
            <text:p>9,5</text:p>
          </table:table-cell>
        </table:table-row>
        <table:table-row table:style-name="ro1">
          <table:table-cell office:value-type="string" calcext:value-type="string">
            <text:p>Manzana</text:p>
          </table:table-cell>
          <table:table-cell office:value-type="float" office:value="0.95" calcext:value-type="float">
            <text:p>0,95</text:p>
          </table:table-cell>
          <table:table-cell table:formula="of:=([.B4]-[.B4]*[.$C$2])*5" office:value-type="float" office:value="4.6075" calcext:value-type="float">
            <text:p>4,6</text:p>
          </table:table-cell>
          <table:table-cell table:formula="of:=([.B4]-[.B4]*[.$D$2])*5" office:value-type="float" office:value="4.5125" calcext:value-type="float">
            <text:p>4,5</text:p>
          </table:table-cell>
          <table:table-cell table:formula="of:=([.B4]-[.B4]*[.$E$2])*5" office:value-type="float" office:value="4.465" calcext:value-type="float">
            <text:p>4,5</text:p>
          </table:table-cell>
          <table:table-cell table:formula="of:=([.B4]-[.B4]*[.$F$2])*5" office:value-type="float" office:value="4.4175" calcext:value-type="float">
            <text:p>4,4</text:p>
          </table:table-cell>
          <table:table-cell table:formula="of:=([.B4]-[.B4]*[.$G$2])*5" office:value-type="float" office:value="4.3225" calcext:value-type="float">
            <text:p>4,3</text:p>
          </table:table-cell>
          <table:table-cell table:formula="of:=([.B4]-[.B4]*[.$H$2])*5" office:value-type="float" office:value="4.275" calcext:value-type="float">
            <text:p>4,3</text:p>
          </table:table-cell>
          <table:table-cell table:formula="of:=([.B4]-[.B4]*[.$I$2])*5" office:value-type="float" office:value="4.18" calcext:value-type="float">
            <text:p>4,2</text:p>
          </table:table-cell>
          <table:table-cell table:formula="of:=([.B4]-[.B4]*[.$J$2])*5" office:value-type="float" office:value="4.0375" calcext:value-type="float">
            <text:p>4,0</text:p>
          </table:table-cell>
          <table:table-cell table:formula="of:=([.B4]-[.B4]*[.$K$2])*5" office:value-type="float" office:value="3.8" calcext:value-type="float">
            <text:p>3,8</text:p>
          </table:table-cell>
          <table:table-cell table:formula="of:=([.B4]-[.B4]*[.$L$2])*5" office:value-type="float" office:value="3.7525" calcext:value-type="float">
            <text:p>3,8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0.9" calcext:value-type="float">
            <text:p>0,9</text:p>
          </table:table-cell>
          <table:table-cell table:formula="of:=([.B5]-[.B5]*[.$C$2])*5" office:value-type="float" office:value="4.365" calcext:value-type="float">
            <text:p>4,4</text:p>
          </table:table-cell>
          <table:table-cell table:formula="of:=([.B5]-[.B5]*[.$D$2])*5" office:value-type="float" office:value="4.275" calcext:value-type="float">
            <text:p>4,3</text:p>
          </table:table-cell>
          <table:table-cell table:formula="of:=([.B5]-[.B5]*[.$E$2])*5" office:value-type="float" office:value="4.23" calcext:value-type="float">
            <text:p>4,2</text:p>
          </table:table-cell>
          <table:table-cell table:formula="of:=([.B5]-[.B5]*[.$F$2])*5" office:value-type="float" office:value="4.185" calcext:value-type="float">
            <text:p>4,2</text:p>
          </table:table-cell>
          <table:table-cell table:formula="of:=([.B5]-[.B5]*[.$G$2])*5" office:value-type="float" office:value="4.095" calcext:value-type="float">
            <text:p>4,1</text:p>
          </table:table-cell>
          <table:table-cell table:formula="of:=([.B5]-[.B5]*[.$H$2])*5" office:value-type="float" office:value="4.05" calcext:value-type="float">
            <text:p>4,1</text:p>
          </table:table-cell>
          <table:table-cell table:formula="of:=([.B5]-[.B5]*[.$I$2])*5" office:value-type="float" office:value="3.96" calcext:value-type="float">
            <text:p>4,0</text:p>
          </table:table-cell>
          <table:table-cell table:formula="of:=([.B5]-[.B5]*[.$J$2])*5" office:value-type="float" office:value="3.825" calcext:value-type="float">
            <text:p>3,8</text:p>
          </table:table-cell>
          <table:table-cell table:formula="of:=([.B5]-[.B5]*[.$K$2])*5" office:value-type="float" office:value="3.6" calcext:value-type="float">
            <text:p>3,6</text:p>
          </table:table-cell>
          <table:table-cell table:formula="of:=([.B5]-[.B5]*[.$L$2])*5" office:value-type="float" office:value="3.555" calcext:value-type="float">
            <text:p>3,6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1.2" calcext:value-type="float">
            <text:p>1,2</text:p>
          </table:table-cell>
          <table:table-cell table:formula="of:=([.B6]-[.B6]*[.$C$2])*5" office:value-type="float" office:value="5.82" calcext:value-type="float">
            <text:p>5,8</text:p>
          </table:table-cell>
          <table:table-cell table:formula="of:=([.B6]-[.B6]*[.$D$2])*5" office:value-type="float" office:value="5.7" calcext:value-type="float">
            <text:p>5,7</text:p>
          </table:table-cell>
          <table:table-cell table:formula="of:=([.B6]-[.B6]*[.$E$2])*5" office:value-type="float" office:value="5.64" calcext:value-type="float">
            <text:p>5,6</text:p>
          </table:table-cell>
          <table:table-cell table:formula="of:=([.B6]-[.B6]*[.$F$2])*5" office:value-type="float" office:value="5.58" calcext:value-type="float">
            <text:p>5,6</text:p>
          </table:table-cell>
          <table:table-cell table:formula="of:=([.B6]-[.B6]*[.$G$2])*5" office:value-type="float" office:value="5.46" calcext:value-type="float">
            <text:p>5,5</text:p>
          </table:table-cell>
          <table:table-cell table:formula="of:=([.B6]-[.B6]*[.$H$2])*5" office:value-type="float" office:value="5.4" calcext:value-type="float">
            <text:p>5,4</text:p>
          </table:table-cell>
          <table:table-cell table:formula="of:=([.B6]-[.B6]*[.$I$2])*5" office:value-type="float" office:value="5.28" calcext:value-type="float">
            <text:p>5,3</text:p>
          </table:table-cell>
          <table:table-cell table:formula="of:=([.B6]-[.B6]*[.$J$2])*5" office:value-type="float" office:value="5.1" calcext:value-type="float">
            <text:p>5,1</text:p>
          </table:table-cell>
          <table:table-cell table:formula="of:=([.B6]-[.B6]*[.$K$2])*5" office:value-type="float" office:value="4.8" calcext:value-type="float">
            <text:p>4,8</text:p>
          </table:table-cell>
          <table:table-cell table:formula="of:=([.B6]-[.B6]*[.$L$2])*5" office:value-type="float" office:value="4.74" calcext:value-type="float">
            <text:p>4,7</text:p>
          </table:table-cell>
        </table:table-row>
        <table:table-row table:style-name="ro1">
          <table:table-cell office:value-type="string" calcext:value-type="string">
            <text:p>Ciruela</text:p>
          </table:table-cell>
          <table:table-cell office:value-type="float" office:value="2.7" calcext:value-type="float">
            <text:p>2,7</text:p>
          </table:table-cell>
          <table:table-cell table:formula="of:=([.B7]-[.B7]*[.$C$2])*5" office:value-type="float" office:value="13.095" calcext:value-type="float">
            <text:p>13,1</text:p>
          </table:table-cell>
          <table:table-cell table:formula="of:=([.B7]-[.B7]*[.$D$2])*5" office:value-type="float" office:value="12.825" calcext:value-type="float">
            <text:p>12,8</text:p>
          </table:table-cell>
          <table:table-cell table:formula="of:=([.B7]-[.B7]*[.$E$2])*5" office:value-type="float" office:value="12.69" calcext:value-type="float">
            <text:p>12,7</text:p>
          </table:table-cell>
          <table:table-cell table:formula="of:=([.B7]-[.B7]*[.$F$2])*5" office:value-type="float" office:value="12.555" calcext:value-type="float">
            <text:p>12,6</text:p>
          </table:table-cell>
          <table:table-cell table:formula="of:=([.B7]-[.B7]*[.$G$2])*5" office:value-type="float" office:value="12.285" calcext:value-type="float">
            <text:p>12,3</text:p>
          </table:table-cell>
          <table:table-cell table:formula="of:=([.B7]-[.B7]*[.$H$2])*5" office:value-type="float" office:value="12.15" calcext:value-type="float">
            <text:p>12,2</text:p>
          </table:table-cell>
          <table:table-cell table:formula="of:=([.B7]-[.B7]*[.$I$2])*5" office:value-type="float" office:value="11.88" calcext:value-type="float">
            <text:p>11,9</text:p>
          </table:table-cell>
          <table:table-cell table:formula="of:=([.B7]-[.B7]*[.$J$2])*5" office:value-type="float" office:value="11.475" calcext:value-type="float">
            <text:p>11,5</text:p>
          </table:table-cell>
          <table:table-cell table:formula="of:=([.B7]-[.B7]*[.$K$2])*5" office:value-type="float" office:value="10.8" calcext:value-type="float">
            <text:p>10,8</text:p>
          </table:table-cell>
          <table:table-cell table:formula="of:=([.B7]-[.B7]*[.$L$2])*5" office:value-type="float" office:value="10.665" calcext:value-type="float">
            <text:p>10,7</text:p>
          </table:table-cell>
        </table:table-row>
        <table:table-row table:style-name="ro1">
          <table:table-cell office:value-type="string" calcext:value-type="string">
            <text:p>Cereza</text:p>
          </table:table-cell>
          <table:table-cell office:value-type="float" office:value="3.4" calcext:value-type="float">
            <text:p>3,4</text:p>
          </table:table-cell>
          <table:table-cell table:formula="of:=([.B8]-[.B8]*[.$C$2])*5" office:value-type="float" office:value="16.49" calcext:value-type="float">
            <text:p>16,5</text:p>
          </table:table-cell>
          <table:table-cell table:formula="of:=([.B8]-[.B8]*[.$D$2])*5" office:value-type="float" office:value="16.15" calcext:value-type="float">
            <text:p>16,2</text:p>
          </table:table-cell>
          <table:table-cell table:formula="of:=([.B8]-[.B8]*[.$E$2])*5" office:value-type="float" office:value="15.98" calcext:value-type="float">
            <text:p>16,0</text:p>
          </table:table-cell>
          <table:table-cell table:formula="of:=([.B8]-[.B8]*[.$F$2])*5" office:value-type="float" office:value="15.81" calcext:value-type="float">
            <text:p>15,8</text:p>
          </table:table-cell>
          <table:table-cell table:formula="of:=([.B8]-[.B8]*[.$G$2])*5" office:value-type="float" office:value="15.47" calcext:value-type="float">
            <text:p>15,5</text:p>
          </table:table-cell>
          <table:table-cell table:formula="of:=([.B8]-[.B8]*[.$H$2])*5" office:value-type="float" office:value="15.3" calcext:value-type="float">
            <text:p>15,3</text:p>
          </table:table-cell>
          <table:table-cell table:formula="of:=([.B8]-[.B8]*[.$I$2])*5" office:value-type="float" office:value="14.96" calcext:value-type="float">
            <text:p>15,0</text:p>
          </table:table-cell>
          <table:table-cell table:formula="of:=([.B8]-[.B8]*[.$J$2])*5" office:value-type="float" office:value="14.45" calcext:value-type="float">
            <text:p>14,5</text:p>
          </table:table-cell>
          <table:table-cell table:formula="of:=([.B8]-[.B8]*[.$K$2])*5" office:value-type="float" office:value="13.6" calcext:value-type="float">
            <text:p>13,6</text:p>
          </table:table-cell>
          <table:table-cell table:formula="of:=([.B8]-[.B8]*[.$L$2])*5" office:value-type="float" office:value="13.43" calcext:value-type="float">
            <text:p>13,4</text:p>
          </table:table-cell>
        </table:table-row>
        <table:table-row table:style-name="ro1">
          <table:table-cell office:value-type="string" calcext:value-type="string">
            <text:p>Limón</text:p>
          </table:table-cell>
          <table:table-cell office:value-type="float" office:value="0.7" calcext:value-type="float">
            <text:p>0,7</text:p>
          </table:table-cell>
          <table:table-cell table:formula="of:=([.B9]-[.B9]*[.$C$2])*5" office:value-type="float" office:value="3.395" calcext:value-type="float">
            <text:p>3,4</text:p>
          </table:table-cell>
          <table:table-cell table:formula="of:=([.B9]-[.B9]*[.$D$2])*5" office:value-type="float" office:value="3.325" calcext:value-type="float">
            <text:p>3,3</text:p>
          </table:table-cell>
          <table:table-cell table:formula="of:=([.B9]-[.B9]*[.$E$2])*5" office:value-type="float" office:value="3.29" calcext:value-type="float">
            <text:p>3,3</text:p>
          </table:table-cell>
          <table:table-cell table:formula="of:=([.B9]-[.B9]*[.$F$2])*5" office:value-type="float" office:value="3.255" calcext:value-type="float">
            <text:p>3,3</text:p>
          </table:table-cell>
          <table:table-cell table:formula="of:=([.B9]-[.B9]*[.$G$2])*5" office:value-type="float" office:value="3.185" calcext:value-type="float">
            <text:p>3,2</text:p>
          </table:table-cell>
          <table:table-cell table:formula="of:=([.B9]-[.B9]*[.$H$2])*5" office:value-type="float" office:value="3.15" calcext:value-type="float">
            <text:p>3,2</text:p>
          </table:table-cell>
          <table:table-cell table:formula="of:=([.B9]-[.B9]*[.$I$2])*5" office:value-type="float" office:value="3.08" calcext:value-type="float">
            <text:p>3,1</text:p>
          </table:table-cell>
          <table:table-cell table:formula="of:=([.B9]-[.B9]*[.$J$2])*5" office:value-type="float" office:value="2.975" calcext:value-type="float">
            <text:p>3,0</text:p>
          </table:table-cell>
          <table:table-cell table:formula="of:=([.B9]-[.B9]*[.$K$2])*5" office:value-type="float" office:value="2.8" calcext:value-type="float">
            <text:p>2,8</text:p>
          </table:table-cell>
          <table:table-cell table:formula="of:=([.B9]-[.B9]*[.$L$2])*5" office:value-type="float" office:value="2.765" calcext:value-type="float">
            <text:p>2,8</text:p>
          </table:table-cell>
        </table:table-row>
        <table:table-row table:style-name="ro1">
          <table:table-cell office:value-type="string" calcext:value-type="string">
            <text:p>Uva </text:p>
          </table:table-cell>
          <table:table-cell office:value-type="float" office:value="3.1" calcext:value-type="float">
            <text:p>3,1</text:p>
          </table:table-cell>
          <table:table-cell table:formula="of:=([.B10]-[.B10]*[.$C$2])*5" office:value-type="float" office:value="15.035" calcext:value-type="float">
            <text:p>15,0</text:p>
          </table:table-cell>
          <table:table-cell table:formula="of:=([.B10]-[.B10]*[.$D$2])*5" office:value-type="float" office:value="14.725" calcext:value-type="float">
            <text:p>14,7</text:p>
          </table:table-cell>
          <table:table-cell table:formula="of:=([.B10]-[.B10]*[.$E$2])*5" office:value-type="float" office:value="14.57" calcext:value-type="float">
            <text:p>14,6</text:p>
          </table:table-cell>
          <table:table-cell table:formula="of:=([.B10]-[.B10]*[.$F$2])*5" office:value-type="float" office:value="14.415" calcext:value-type="float">
            <text:p>14,4</text:p>
          </table:table-cell>
          <table:table-cell table:formula="of:=([.B10]-[.B10]*[.$G$2])*5" office:value-type="float" office:value="14.105" calcext:value-type="float">
            <text:p>14,1</text:p>
          </table:table-cell>
          <table:table-cell table:formula="of:=([.B10]-[.B10]*[.$H$2])*5" office:value-type="float" office:value="13.95" calcext:value-type="float">
            <text:p>14,0</text:p>
          </table:table-cell>
          <table:table-cell table:formula="of:=([.B10]-[.B10]*[.$I$2])*5" office:value-type="float" office:value="13.64" calcext:value-type="float">
            <text:p>13,6</text:p>
          </table:table-cell>
          <table:table-cell table:formula="of:=([.B10]-[.B10]*[.$J$2])*5" office:value-type="float" office:value="13.175" calcext:value-type="float">
            <text:p>13,2</text:p>
          </table:table-cell>
          <table:table-cell table:formula="of:=([.B10]-[.B10]*[.$K$2])*5" office:value-type="float" office:value="12.4" calcext:value-type="float">
            <text:p>12,4</text:p>
          </table:table-cell>
          <table:table-cell table:formula="of:=([.B10]-[.B10]*[.$L$2])*5" office:value-type="float" office:value="12.245" calcext:value-type="float">
            <text:p>12,2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2.5" calcext:value-type="float">
            <text:p>2,5</text:p>
          </table:table-cell>
          <table:table-cell table:formula="of:=([.B11]-[.B11]*[.$C$2])*5" office:value-type="float" office:value="12.125" calcext:value-type="float">
            <text:p>12,1</text:p>
          </table:table-cell>
          <table:table-cell table:formula="of:=([.B11]-[.B11]*[.$D$2])*5" office:value-type="float" office:value="11.875" calcext:value-type="float">
            <text:p>11,9</text:p>
          </table:table-cell>
          <table:table-cell table:formula="of:=([.B11]-[.B11]*[.$E$2])*5" office:value-type="float" office:value="11.75" calcext:value-type="float">
            <text:p>11,8</text:p>
          </table:table-cell>
          <table:table-cell table:formula="of:=([.B11]-[.B11]*[.$F$2])*5" office:value-type="float" office:value="11.625" calcext:value-type="float">
            <text:p>11,6</text:p>
          </table:table-cell>
          <table:table-cell table:formula="of:=([.B11]-[.B11]*[.$G$2])*5" office:value-type="float" office:value="11.375" calcext:value-type="float">
            <text:p>11,4</text:p>
          </table:table-cell>
          <table:table-cell table:formula="of:=([.B11]-[.B11]*[.$H$2])*5" office:value-type="float" office:value="11.25" calcext:value-type="float">
            <text:p>11,3</text:p>
          </table:table-cell>
          <table:table-cell table:formula="of:=([.B11]-[.B11]*[.$I$2])*5" office:value-type="float" office:value="11" calcext:value-type="float">
            <text:p>11,0</text:p>
          </table:table-cell>
          <table:table-cell table:formula="of:=([.B11]-[.B11]*[.$J$2])*5" office:value-type="float" office:value="10.625" calcext:value-type="float">
            <text:p>10,6</text:p>
          </table:table-cell>
          <table:table-cell table:formula="of:=([.B11]-[.B11]*[.$K$2])*5" office:value-type="float" office:value="10" calcext:value-type="float">
            <text:p>10,0</text:p>
          </table:table-cell>
          <table:table-cell table:formula="of:=([.B11]-[.B11]*[.$L$2])*5" office:value-type="float" office:value="9.875" calcext:value-type="float">
            <text:p>9,9</text:p>
          </table:table-cell>
        </table:table-row>
        <table:table-row table:style-name="ro1">
          <table:table-cell office:value-type="string" calcext:value-type="string">
            <text:p>Melocotón</text:p>
          </table:table-cell>
          <table:table-cell office:value-type="float" office:value="2.1" calcext:value-type="float">
            <text:p>2,1</text:p>
          </table:table-cell>
          <table:table-cell table:formula="of:=([.B12]-[.B12]*[.$C$2])*5" office:value-type="float" office:value="10.185" calcext:value-type="float">
            <text:p>10,2</text:p>
          </table:table-cell>
          <table:table-cell table:formula="of:=([.B12]-[.B12]*[.$D$2])*5" office:value-type="float" office:value="9.975" calcext:value-type="float">
            <text:p>10,0</text:p>
          </table:table-cell>
          <table:table-cell table:formula="of:=([.B12]-[.B12]*[.$E$2])*5" office:value-type="float" office:value="9.87" calcext:value-type="float">
            <text:p>9,9</text:p>
          </table:table-cell>
          <table:table-cell table:formula="of:=([.B12]-[.B12]*[.$F$2])*5" office:value-type="float" office:value="9.765" calcext:value-type="float">
            <text:p>9,8</text:p>
          </table:table-cell>
          <table:table-cell table:formula="of:=([.B12]-[.B12]*[.$G$2])*5" office:value-type="float" office:value="9.555" calcext:value-type="float">
            <text:p>9,6</text:p>
          </table:table-cell>
          <table:table-cell table:formula="of:=([.B12]-[.B12]*[.$H$2])*5" office:value-type="float" office:value="9.45" calcext:value-type="float">
            <text:p>9,5</text:p>
          </table:table-cell>
          <table:table-cell table:formula="of:=([.B12]-[.B12]*[.$I$2])*5" office:value-type="float" office:value="9.24" calcext:value-type="float">
            <text:p>9,2</text:p>
          </table:table-cell>
          <table:table-cell table:formula="of:=([.B12]-[.B12]*[.$J$2])*5" office:value-type="float" office:value="8.925" calcext:value-type="float">
            <text:p>8,9</text:p>
          </table:table-cell>
          <table:table-cell table:formula="of:=([.B12]-[.B12]*[.$K$2])*5" office:value-type="float" office:value="8.4" calcext:value-type="float">
            <text:p>8,4</text:p>
          </table:table-cell>
          <table:table-cell table:formula="of:=([.B12]-[.B12]*[.$L$2])*5" office:value-type="float" office:value="8.295" calcext:value-type="float">
            <text:p>8,3</text:p>
          </table:table-cell>
        </table:table-row>
      </table:table>
      <table:table table:name="Factur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e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Quantitat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content-validation-name="val1" office:value-type="string" calcext:value-type="string">
            <text:p>Plátano</text:p>
          </table:table-cell>
          <table:table-cell table:formula="of:=VLOOKUP([.A2];[$Productes.$A$3:.$B$12];2;0)"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table:style-name="ce7" table:formula="of:=IF([.B2]=&quot;&quot;;&quot;&quot;;[.C2]*[.B2])" office:value-type="float" office:value="4.8" calcext:value-type="float">
            <text:p>4,8</text:p>
          </table:table-cell>
        </table:table-row>
      </table:table>
      <table:table table:name="Exercici 2" table:style-name="ta1">
        <table:table-column table:style-name="co2" table:default-cell-style-name="ce1"/>
        <table:table-column table:style-name="co1" table:default-cell-style-name="ce9"/>
        <table:table-column table:style-name="co1" table:number-columns-repeated="10" table:default-cell-style-name="ce11"/>
        <table:table-row table:style-name="ro1">
          <table:table-cell/>
          <table:table-cell table:style-name="ce1"/>
          <table:table-cell table:style-name="ce2" office:value-type="string" calcext:value-type="string" table:number-columns-spanned="10" table:number-rows-spanned="1">
            <text:p>Porcentajes de descuento</text:p>
          </table:table-cell>
          <table:covered-table-cell table:number-columns-repeated="9" table:style-name="ce6"/>
        </table:table-row>
        <table:table-row table:style-name="ro1">
          <table:table-cell office:value-type="string" calcext:value-type="string">
            <text:p>Tipo de Habitación</text:p>
          </table:table-cell>
          <table:table-cell table:style-name="ce1" office:value-type="string" calcext:value-type="string">
            <text:p>Precio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3" office:value-type="percentage" office:value="0.04" calcext:value-type="percentage">
            <text:p>4%</text:p>
          </table:table-cell>
          <table:table-cell table:style-name="ce3" office:value-type="percentage" office:value="0.05" calcext:value-type="percentage">
            <text:p>5%</text:p>
          </table:table-cell>
          <table:table-cell table:style-name="ce3" office:value-type="percentage" office:value="0.06" calcext:value-type="percentage">
            <text:p>6%</text:p>
          </table:table-cell>
          <table:table-cell table:style-name="ce3" office:value-type="percentage" office:value="0.07" calcext:value-type="percentage">
            <text:p>7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12" calcext:value-type="percentage">
            <text:p>12%</text:p>
          </table:table-cell>
        </table:table-row>
        <table:table-row table:style-name="ro1">
          <table:table-cell table:style-name="ce8" office:value-type="string" calcext:value-type="string">
            <text:p>IND</text:p>
          </table:table-cell>
          <table:table-cell office:value-type="float" office:value="32.25" calcext:value-type="float">
            <text:p>32,25</text:p>
          </table:table-cell>
          <table:table-cell table:style-name="ce10" table:formula="of:=([.$B$3]-[.$B$3]*[.C2])" office:value-type="float" office:value="31.2825" calcext:value-type="float">
            <text:p>31,28</text:p>
          </table:table-cell>
          <table:table-cell table:formula="of:=([.B3]-[.B3]*[.$D$2])" office:value-type="float" office:value="30.96" calcext:value-type="float">
            <text:p>30,96</text:p>
          </table:table-cell>
          <table:table-cell table:formula="of:=([.B3]-[.B3]*[.$E$2])" office:value-type="float" office:value="30.6375" calcext:value-type="float">
            <text:p>30,64</text:p>
          </table:table-cell>
          <table:table-cell table:formula="of:=([.B3]-[.B3]*[.$F$2])" office:value-type="float" office:value="30.315" calcext:value-type="float">
            <text:p>30,32</text:p>
          </table:table-cell>
          <table:table-cell table:formula="of:=([.B3]-[.B3]*[.$G$2])" office:value-type="float" office:value="29.9925" calcext:value-type="float">
            <text:p>29,99</text:p>
          </table:table-cell>
          <table:table-cell table:formula="of:=([.B3]-[.B3]*[.$H$2])" office:value-type="float" office:value="29.67" calcext:value-type="float">
            <text:p>29,67</text:p>
          </table:table-cell>
          <table:table-cell table:formula="of:=([.B3]-[.B3]*[.$I$2])" office:value-type="float" office:value="29.3475" calcext:value-type="float">
            <text:p>29,35</text:p>
          </table:table-cell>
          <table:table-cell table:formula="of:=([.B3]-[.B3]*[.$J$2])" office:value-type="float" office:value="29.025" calcext:value-type="float">
            <text:p>29,03</text:p>
          </table:table-cell>
          <table:table-cell table:formula="of:=([.B3]-[.B3]*[.$K$2])" office:value-type="float" office:value="28.7025" calcext:value-type="float">
            <text:p>28,70</text:p>
          </table:table-cell>
          <table:table-cell table:formula="of:=([.B3]-[.B3]*[.$L$2])" office:value-type="float" office:value="28.38" calcext:value-type="float">
            <text:p>28,38</text:p>
          </table:table-cell>
        </table:table-row>
        <table:table-row table:style-name="ro1">
          <table:table-cell office:value-type="string" calcext:value-type="string">
            <text:p>DVM</text:p>
          </table:table-cell>
          <table:table-cell office:value-type="float" office:value="35.12" calcext:value-type="float">
            <text:p>35,12</text:p>
          </table:table-cell>
          <table:table-cell table:formula="of:=([.B4]-[.B4]*[.$C$2])" office:value-type="float" office:value="34.0664" calcext:value-type="float">
            <text:p>34,07</text:p>
          </table:table-cell>
          <table:table-cell table:formula="of:=([.B4]-[.B4]*[.$D$2])" office:value-type="float" office:value="33.7152" calcext:value-type="float">
            <text:p>33,72</text:p>
          </table:table-cell>
          <table:table-cell table:formula="of:=([.B4]-[.B4]*[.$E$2])" office:value-type="float" office:value="33.364" calcext:value-type="float">
            <text:p>33,36</text:p>
          </table:table-cell>
          <table:table-cell table:formula="of:=([.B4]-[.B4]*[.$F$2])" office:value-type="float" office:value="33.0128" calcext:value-type="float">
            <text:p>33,01</text:p>
          </table:table-cell>
          <table:table-cell table:formula="of:=([.B4]-[.B4]*[.$G$2])" office:value-type="float" office:value="32.6616" calcext:value-type="float">
            <text:p>32,66</text:p>
          </table:table-cell>
          <table:table-cell table:formula="of:=([.B4]-[.B4]*[.$H$2])" office:value-type="float" office:value="32.3104" calcext:value-type="float">
            <text:p>32,31</text:p>
          </table:table-cell>
          <table:table-cell table:formula="of:=([.B4]-[.B4]*[.$I$2])" office:value-type="float" office:value="31.9592" calcext:value-type="float">
            <text:p>31,96</text:p>
          </table:table-cell>
          <table:table-cell table:formula="of:=([.B4]-[.B4]*[.$J$2])" office:value-type="float" office:value="31.608" calcext:value-type="float">
            <text:p>31,61</text:p>
          </table:table-cell>
          <table:table-cell table:formula="of:=([.B4]-[.B4]*[.$K$2])" office:value-type="float" office:value="31.2568" calcext:value-type="float">
            <text:p>31,26</text:p>
          </table:table-cell>
          <table:table-cell table:formula="of:=([.B4]-[.B4]*[.$L$2])" office:value-type="float" office:value="30.9056" calcext:value-type="float">
            <text:p>30,91</text:p>
          </table:table-cell>
        </table:table-row>
        <table:table-row table:style-name="ro1">
          <table:table-cell office:value-type="string" calcext:value-type="string">
            <text:p>DBL</text:p>
          </table:table-cell>
          <table:table-cell office:value-type="float" office:value="30.05" calcext:value-type="float">
            <text:p>30,05</text:p>
          </table:table-cell>
          <table:table-cell table:formula="of:=([.B5]-[.B5]*[.$C$2])" office:value-type="float" office:value="29.1485" calcext:value-type="float">
            <text:p>29,15</text:p>
          </table:table-cell>
          <table:table-cell table:formula="of:=([.B5]-[.B5]*[.$D$2])" office:value-type="float" office:value="28.848" calcext:value-type="float">
            <text:p>28,85</text:p>
          </table:table-cell>
          <table:table-cell table:formula="of:=([.B5]-[.B5]*[.$E$2])" office:value-type="float" office:value="28.5475" calcext:value-type="float">
            <text:p>28,55</text:p>
          </table:table-cell>
          <table:table-cell table:formula="of:=([.B5]-[.B5]*[.$F$2])" office:value-type="float" office:value="28.247" calcext:value-type="float">
            <text:p>28,25</text:p>
          </table:table-cell>
          <table:table-cell table:formula="of:=([.B5]-[.B5]*[.$G$2])" office:value-type="float" office:value="27.9465" calcext:value-type="float">
            <text:p>27,95</text:p>
          </table:table-cell>
          <table:table-cell table:formula="of:=([.B5]-[.B5]*[.$H$2])" office:value-type="float" office:value="27.646" calcext:value-type="float">
            <text:p>27,65</text:p>
          </table:table-cell>
          <table:table-cell table:formula="of:=([.B5]-[.B5]*[.$I$2])" office:value-type="float" office:value="27.3455" calcext:value-type="float">
            <text:p>27,35</text:p>
          </table:table-cell>
          <table:table-cell table:formula="of:=([.B5]-[.B5]*[.$J$2])" office:value-type="float" office:value="27.045" calcext:value-type="float">
            <text:p>27,05</text:p>
          </table:table-cell>
          <table:table-cell table:formula="of:=([.B5]-[.B5]*[.$K$2])" office:value-type="float" office:value="26.7445" calcext:value-type="float">
            <text:p>26,74</text:p>
          </table:table-cell>
          <table:table-cell table:formula="of:=([.B5]-[.B5]*[.$L$2])" office:value-type="float" office:value="26.444" calcext:value-type="float">
            <text:p>26,44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float" office:value="40.12" calcext:value-type="float">
            <text:p>40,12</text:p>
          </table:table-cell>
          <table:table-cell table:formula="of:=([.B6]-[.B6]*[.$C$2])" office:value-type="float" office:value="38.9164" calcext:value-type="float">
            <text:p>38,92</text:p>
          </table:table-cell>
          <table:table-cell table:formula="of:=([.B6]-[.B6]*[.$D$2])" office:value-type="float" office:value="38.5152" calcext:value-type="float">
            <text:p>38,52</text:p>
          </table:table-cell>
          <table:table-cell table:formula="of:=([.B6]-[.B6]*[.$E$2])" office:value-type="float" office:value="38.114" calcext:value-type="float">
            <text:p>38,11</text:p>
          </table:table-cell>
          <table:table-cell table:formula="of:=([.B6]-[.B6]*[.$F$2])" office:value-type="float" office:value="37.7128" calcext:value-type="float">
            <text:p>37,71</text:p>
          </table:table-cell>
          <table:table-cell table:formula="of:=([.B6]-[.B6]*[.$G$2])" office:value-type="float" office:value="37.3116" calcext:value-type="float">
            <text:p>37,31</text:p>
          </table:table-cell>
          <table:table-cell table:formula="of:=([.B6]-[.B6]*[.$H$2])" office:value-type="float" office:value="36.9104" calcext:value-type="float">
            <text:p>36,91</text:p>
          </table:table-cell>
          <table:table-cell table:formula="of:=([.B6]-[.B6]*[.$I$2])" office:value-type="float" office:value="36.5092" calcext:value-type="float">
            <text:p>36,51</text:p>
          </table:table-cell>
          <table:table-cell table:formula="of:=([.B6]-[.B6]*[.$J$2])" office:value-type="float" office:value="36.108" calcext:value-type="float">
            <text:p>36,11</text:p>
          </table:table-cell>
          <table:table-cell table:formula="of:=([.B6]-[.B6]*[.$K$2])" office:value-type="float" office:value="35.7068" calcext:value-type="float">
            <text:p>35,71</text:p>
          </table:table-cell>
          <table:table-cell table:formula="of:=([.B6]-[.B6]*[.$L$2])" office:value-type="float" office:value="35.3056" calcext:value-type="float">
            <text:p>35,31</text:p>
          </table:table-cell>
        </table:table-row>
        <table:table-row table:style-name="ro1">
          <table:table-cell office:value-type="string" calcext:value-type="string">
            <text:p>JSUI</text:p>
          </table:table-cell>
          <table:table-cell office:value-type="float" office:value="38.12" calcext:value-type="float">
            <text:p>38,12</text:p>
          </table:table-cell>
          <table:table-cell table:formula="of:=([.B7]-[.B7]*[.$C$2])" office:value-type="float" office:value="36.9764" calcext:value-type="float">
            <text:p>36,98</text:p>
          </table:table-cell>
          <table:table-cell table:formula="of:=([.B7]-[.B7]*[.$D$2])" office:value-type="float" office:value="36.5952" calcext:value-type="float">
            <text:p>36,60</text:p>
          </table:table-cell>
          <table:table-cell table:formula="of:=([.B7]-[.B7]*[.$E$2])" office:value-type="float" office:value="36.214" calcext:value-type="float">
            <text:p>36,21</text:p>
          </table:table-cell>
          <table:table-cell table:formula="of:=([.B7]-[.B7]*[.$F$2])" office:value-type="float" office:value="35.8328" calcext:value-type="float">
            <text:p>35,83</text:p>
          </table:table-cell>
          <table:table-cell table:formula="of:=([.B7]-[.B7]*[.$G$2])" office:value-type="float" office:value="35.4516" calcext:value-type="float">
            <text:p>35,45</text:p>
          </table:table-cell>
          <table:table-cell table:formula="of:=([.B7]-[.B7]*[.$H$2])" office:value-type="float" office:value="35.0704" calcext:value-type="float">
            <text:p>35,07</text:p>
          </table:table-cell>
          <table:table-cell table:formula="of:=([.B7]-[.B7]*[.$I$2])" office:value-type="float" office:value="34.6892" calcext:value-type="float">
            <text:p>34,69</text:p>
          </table:table-cell>
          <table:table-cell table:formula="of:=([.B7]-[.B7]*[.$J$2])" office:value-type="float" office:value="34.308" calcext:value-type="float">
            <text:p>34,31</text:p>
          </table:table-cell>
          <table:table-cell table:formula="of:=([.B7]-[.B7]*[.$K$2])" office:value-type="float" office:value="33.9268" calcext:value-type="float">
            <text:p>33,93</text:p>
          </table:table-cell>
          <table:table-cell table:formula="of:=([.B7]-[.B7]*[.$L$2])" office:value-type="float" office:value="33.5456" calcext:value-type="float">
            <text:p>33,55</text:p>
          </table:table-cell>
        </table:table-row>
      </table:table>
      <table:table table:name="Exercici 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decimal-places="3" number:min-integer-digits="1"/>
    </number:number-style>
    <number:number-style style:name="N105">
      <number:number number:decimal-places="1" number:min-decimal-places="1" number:min-integer-digits="1"/>
    </number:number-style>
    <number:percentage-style style:name="N10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1:43:11.418130221</meta:creation-date>
    <meta:generator>LibreOffice/7.3.6.2$Linux_X86_64 LibreOffice_project/30$Build-2</meta:generator>
    <dc:date>2023-03-27T13:07:37.778029407</dc:date>
    <meta:editing-duration>PT41M39S</meta:editing-duration>
    <meta:editing-cycles>2</meta:editing-cycles>
    <meta:document-statistic meta:table-count="4" meta:cell-count="214" meta:object-count="0"/>
  </office:meta>
</office:document-meta>
</file>